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b1a6"/>
    </style:style>
    <style:style style:name="P2" style:family="paragraph" style:parent-style-name="Standard">
      <style:text-properties officeooo:rsid="0002b1a6" officeooo:paragraph-rsid="0002b1a6"/>
    </style:style>
    <style:style style:name="P3" style:family="paragraph" style:parent-style-name="Standard">
      <style:text-properties officeooo:rsid="0002e81f" officeooo:paragraph-rsid="0002e81f"/>
    </style:style>
    <style:style style:name="P4" style:family="paragraph" style:parent-style-name="Standard">
      <style:text-properties fo:font-weight="bold" officeooo:rsid="0002e81f" officeooo:paragraph-rsid="0002e81f" style:font-weight-asian="bold" style:font-weight-complex="bold"/>
    </style:style>
    <style:style style:name="P5" style:family="paragraph" style:parent-style-name="Standard">
      <style:text-properties fo:font-weight="bold" officeooo:rsid="0004da61" officeooo:paragraph-rsid="0004da61" style:font-weight-asian="bold" style:font-weight-complex="bold"/>
    </style:style>
    <style:style style:name="P6" style:family="paragraph" style:parent-style-name="Standard">
      <style:text-properties fo:font-weight="bold" officeooo:rsid="0007312c" officeooo:paragraph-rsid="0007312c" style:font-weight-asian="bold" style:font-weight-complex="bold"/>
    </style:style>
    <style:style style:name="P7" style:family="paragraph" style:parent-style-name="Standard">
      <style:text-properties fo:font-weight="normal" officeooo:rsid="0007312c" officeooo:paragraph-rsid="0007312c" style:font-weight-asian="normal" style:font-weight-complex="normal"/>
    </style:style>
    <style:style style:name="P8" style:family="paragraph" style:parent-style-name="Standard">
      <style:text-properties fo:font-weight="normal" officeooo:rsid="00099ad2" officeooo:paragraph-rsid="00099ad2" style:font-weight-asian="normal" style:font-weight-complex="normal"/>
    </style:style>
    <style:style style:name="P9" style:family="paragraph" style:parent-style-name="Standard">
      <style:text-properties officeooo:paragraph-rsid="0007312c"/>
    </style:style>
    <style:style style:name="P10" style:family="paragraph" style:parent-style-name="Standard">
      <style:text-properties fo:font-weight="bold" officeooo:rsid="000a2664" officeooo:paragraph-rsid="000a266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da61" style:font-weight-asian="normal" style:font-weight-complex="normal"/>
    </style:style>
    <style:style style:name="T3" style:family="text">
      <style:text-properties fo:font-weight="normal" officeooo:rsid="0006874c" style:font-weight-asian="normal" style:font-weight-complex="normal"/>
    </style:style>
    <style:style style:name="T4" style:family="text">
      <style:text-properties fo:font-weight="normal" officeooo:rsid="00091d9e" style:font-weight-asian="normal" style:font-weight-complex="normal"/>
    </style:style>
    <style:style style:name="T5" style:family="text">
      <style:text-properties fo:font-weight="bold" officeooo:rsid="0002b1a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Basic requirement of lock </text:p>
      <text:p text:style-name="P7">c/c++ api to <text:s/>create a plateform specific lock mechanism .</text:p>
      <text:p text:style-name="P7">A generalized code that can extendble for future scope</text:p>
      <text:p text:style-name="P7">A logger class to print fatal/debug/info log messages.</text:p>
      <text:p text:style-name="P7">A Base class that gives general function of Lock class.</text:p>
      <text:p text:style-name="P7">A Factory class that provide an interface of Lock class to rest of the api.</text:p>
      <text:p text:style-name="P7">A Scoped Lock <text:s/>which is an interface of taking a lock without worry about to unlock it.</text:p>
      <text:p text:style-name="P8">Enum value to create lock type.</text:p>
      <text:p text:style-name="P7"/>
      <text:p text:style-name="P1"/>
      <text:p text:style-name="P1"><text:s text:c="3"/><text:tab/><text:tab/><text:tab/><text:tab/> <text:span text:style-name="T5">Lock Class Specification</text:span></text:p>
      <text:p text:style-name="P2">This document covers locking mechanism in more general way ,which is used in ATMSimulator project to achieve the serialization between the threads.</text:p>
      <text:p text:style-name="P3">Below class is designed to acheive the synchronization</text:p>
      <text:p text:style-name="P4">CBaseLock</text:p>
      <text:p text:style-name="P4"><text:tab/><text:span text:style-name="T1">This is abstract class which give the common functionality.</text:span></text:p>
      <text:p text:style-name="P4">CFactoryLock</text:p>
      <text:p text:style-name="P4"><text:tab/><text:span text:style-name="T1">This class provide a mechansim to instatiate a proper Lock of User choice . If user does not pass the choice then it will create OS specifc simple Lock(no recursive).</text:span><text:span text:style-name="T2">Client have to instantiate this class to acquire the lock property.</text:span></text:p>
      <text:p text:style-name="P5"/>
      <text:p text:style-name="P5">CScopedLock</text:p>
      <text:p text:style-name="P5"><text:span text:style-name="T1"><text:tab/>CScopedBaseLock class is again an abstract class which has common functionality of a lock.The difference between CBasecLock and CscopedBaseLock is , in ScopedBaseLock client does not worry about call unlock function it will take care by this class.</text:span><text:span text:style-name="T3">This class take CbaseLock as input .</text:span></text:p>
      <text:p text:style-name="P5"/>
      <text:p text:style-name="P6"><text:span text:style-name="T3">H</text:span><text:span text:style-name="T1">ere i will create a lock for linux plateform using c++98 and c++11 . The new class will be <text:s/>inherited from the CBaseLock and will give the definition of all general fu</text:span><text:span text:style-name="T4">n</text:span><text:span text:style-name="T1">ction. <text:s/></text:span></text:p>
      <text:p text:style-name="P5"/>
      <text:p text:style-name="P10">Class Diagram of CBaseLock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21:36:29.741618886</meta:creation-date>
    <dc:date>2016-08-05T23:35:06.281818316</dc:date>
    <meta:editing-duration>PT10M5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244" meta:character-count="1488" meta:non-whitespace-character-count="1245"/>
  </office:meta>
</office:document-meta>
</file>